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adornments="Regular" style:font-family-generic="modern" style:font-pitch="fixed"/>
    <style:font-face style:name="FreeSans" svg:font-family="FreeSans" style:font-family-generic="swiss" style:font-pitch="variable"/>
    <style:font-face style:name="FreeSans1" svg:font-family="FreeSans" style:font-adornments="Bold" style:font-family-generic="swiss" style:font-pitch="variable"/>
    <style:font-face style:name="FreeSans2" svg:font-family="FreeSans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adornments="Normal"/>
    <style:font-face style:name="Ubuntu Condensed" svg:font-family="'Ubuntu Condensed'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2" style:family="paragraph" style:parent-style-name="Contents_20_Heading">
      <style:text-properties officeooo:paragraph-rsid="0048dacc"/>
    </style:style>
    <style:style style:name="P3" style:family="paragraph" style:parent-style-name="Text_20_body" style:master-page-name="">
      <style:paragraph-properties fo:keep-together="always" fo:orphans="0" fo:widows="0" style:page-number="auto" fo:break-after="page"/>
      <style:text-properties fo:font-size="6pt" officeooo:rsid="001f92c7" officeooo:paragraph-rsid="0048dacc" style:font-size-asian="5.25pt" style:font-size-complex="6pt"/>
    </style:style>
    <style:style style:name="P4" style:family="paragraph" style:parent-style-name="pre" style:master-page-name="">
      <style:paragraph-properties style:page-number="auto" fo:break-before="auto" fo:break-after="auto"/>
      <style:text-properties officeooo:paragraph-rsid="0038b052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style:font-name="Ubuntu" officeooo:rsid="0043d02a" style:font-name-asian="Ubuntu" style:font-name-complex="Ubuntu"/>
    </style:style>
    <style:style style:name="T2" style:family="text">
      <style:text-properties style:font-name="FreeSans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Condensed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Condensed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><text:conditional-text text:condition="ooow:true" text:string-value-if-true="self.title" text:string-value-if-false="">self.title</text:conditional-text></text:p>
      <text:p text:style-name="P1"><text:date style:data-style-name="N37" text:date-value="2025-06-26T22:16:48.978865575">26/06/25</text:date><text:s/><text:span text:style-name="T1">– </text:span><text:time style:data-style-name="N61" text:time-value="2025-06-26T22:16:48.978978102">22:15:52</text:time></text:p>
      <text:section text:style-name="Sect1" text:name="TOC">
        <text:table-of-content text:style-name="Sect1" text:name="Table des matière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des matières1_Head">
              <text:p text:style-name="P2">Table of Contents</text:p>
            </text:index-title>
          </text:index-body>
        </text:table-of-content>
        <text:p text:style-name="P3"><office:annotation loext:resolved="false"><dc:creator>Unknown Author</dc:creator><dc:date>2024-11-04T08:02:23.060419781</dc:date><text:p text:style-name="Comment"><text:span text:style-name="T2">do section- if self.isRoot()</text:span></text:p></office:annotation></text:p>
      </text:section>
      <text:section text:style-name="Sect1" text:name="Xhtml">
        <text:p text:style-name="P4"><office:annotation loext:resolved="false"><dc:creator>Unknown Author</dc:creator><dc:date>2020-08-30T16:00:30.952900328</dc:date><text:p text:style-name="P5"><text:span text:style-name="T3">do section- for chunk,delta in self.getMergedContent()</text:span></text:p></office:annotation><text:s text:c="2"/><office:annotation loext:resolved="false"><dc:creator>Unknown Author</dc:creator><dc:date>2020-08-30T16:06:21.305518870</dc:date><text:p text:style-name="P5"><text:span text:style-name="T3">do text</text:span></text:p><text:p text:style-name="P5"><text:span text:style-name="T3">from xhtml(chunk,stylesMapping={'h*':delta},inject=True)</text:span></text:p></office:annotation></text:p>
      </text:section>
      <text:p text:style-name="pre"><office:annotation loext:resolved="false"><dc:creator>Unknown Author</dc:creator><dc:date>2020-08-30T16:03:17.480458707</dc:date><text:p text:style-name="P5"><text:span text:style-name="T4">do text if False</text:span></text:p></office:annotatio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adornments="Regular" style:font-family-generic="modern" style:font-pitch="fixed"/>
    <style:font-face style:name="FreeSans" svg:font-family="FreeSans" style:font-family-generic="swiss" style:font-pitch="variable"/>
    <style:font-face style:name="FreeSans1" svg:font-family="FreeSans" style:font-adornments="Bold" style:font-family-generic="swiss" style:font-pitch="variable"/>
    <style:font-face style:name="FreeSans2" svg:font-family="FreeSans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adornments="Normal"/>
    <style:font-face style:name="Ubuntu Condensed" svg:font-family="'Ubuntu Condensed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01cm" style:contextual-spacing="false"/>
      <style:text-properties style:font-name="FreeSans2" fo:font-family="FreeSans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center" style:justify-single-word="false" fo:keep-with-next="always"/>
      <style:text-properties style:font-name="FreeSans2" fo:font-family="FreeSans" style:font-style-name="Regular" style:font-family-generic="swiss" style:font-pitch="variable" fo:font-size="19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style:contextual-spacing="false" fo:text-align="start" style:justify-single-word="false" style:page-number="auto" fo:break-before="page"/>
      <style:text-properties fo:font-size="18pt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start" style:justify-single-word="false" fo:text-indent="0cm" style:auto-text-indent="false" text:number-lines="false" text:line-number="0"/>
      <style:text-properties style:font-name="FreeSans1" fo:font-family="FreeSans" style:font-style-name="Bold" style:font-family-generic="swiss" style:font-pitch="variable" fo:font-size="14pt" fo:font-weight="600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text-align="start" style:justify-single-word="false"/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text-align="start" style:justify-single-word="false"/>
      <style:text-properties fo:font-size="14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 fo:text-align="start" style:justify-single-word="false"/>
      <style:text-properties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 fo:text-align="start" style:justify-single-word="false"/>
      <style:text-properties fo:font-size="11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 fo:text-align="start" style:justify-single-word="false"/>
      <style:text-properties fo:font-size="10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 fo:text-align="start" style:justify-single-word="false"/>
      <style:text-properties fo:font-size="10pt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 fo:text-align="start" style:justify-single-word="false"/>
      <style:text-properties fo:font-size="10pt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 fo:text-align="start" style:justify-single-word="false"/>
      <style:text-properties fo:font-size="10pt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 fo:text-align="start" style:justify-single-word="false"/>
      <style:text-properties fo:font-size="10pt" fo:font-weight="bold" style:font-size-asian="75%" style:font-weight-asian="bold" style:font-size-complex="75%" style:font-weight-complex="bold"/>
    </style:style>
    <style:style style:name="pre" style:family="paragraph" style:parent-style-name="Text_20_body">
      <style:paragraph-properties fo:margin-top="0cm" fo:margin-bottom="0cm" style:contextual-spacing="false"/>
      <style:text-properties style:font-name="FreeMono" fo:font-family="FreeMono" style:font-style-name="Regular" style:font-family-generic="modern" style:font-pitch="fixed" fo:font-size="8pt"/>
    </style:style>
    <style:style style:name="Comment" style:family="paragraph" style:parent-style-name="Standard" style:class="extra">
      <style:text-properties style:font-name="FreeMono" fo:font-family="FreeMono" style:font-style-name="Regular" style:font-family-generic="modern" style:font-pitch="fixed" fo:font-size="10pt" style:font-size-asian="10pt" style:font-size-complex="10pt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 fo:padding="0.049cm" fo:border-left="none" fo:border-right="none" fo:border-top="0.54pt solid #000000" fo:border-bottom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13T14:49:45.916411836</meta:creation-date>
    <dc:date>2025-06-26T22:16:48.880319129</dc:date>
    <meta:editing-duration>PT1H13M26S</meta:editing-duration>
    <meta:editing-cycles>41</meta:editing-cycles>
    <meta:generator>LibreOffice/24.8.7.2$Linux_X86_64 LibreOffice_project/480$Build-2</meta:generator>
    <meta:document-statistic meta:table-count="0" meta:image-count="0" meta:object-count="0" meta:page-count="2" meta:paragraph-count="7" meta:word-count="9" meta:character-count="53" meta:non-whitespace-character-count="45"/>
  </office:meta>
</office:document-meta>
</file>